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86.84mm" svg:y="25.17mm">
            <loext:p draw:notify-on-update-of-ranges="option_roi_result.B1:option_roi_result.B1 option_roi_result.B2:option_roi_result.B1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5.17mm" svg:y="129.56mm">
            <loext:p draw:notify-on-update-of-ranges="option_roi_result.C1:option_roi_result.C1 option_roi_result.C2:option_roi_result.C1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3/1/4</text:p>
          </table:table-cell>
          <table:table-cell table:number-columns-repeated="2" office:value-type="float" office:value="-3.15596" calcext:value-type="float">
            <text:p>-3.15596</text:p>
          </table:table-cell>
        </table:table-row>
        <table:table-row table:style-name="ro1">
          <table:table-cell office:value-type="string" calcext:value-type="string">
            <text:p>2013/1/7</text:p>
          </table:table-cell>
          <table:table-cell table:number-columns-repeated="2" office:value-type="float" office:value="-6.31078" calcext:value-type="float">
            <text:p>-6.31078</text:p>
          </table:table-cell>
        </table:table-row>
        <table:table-row table:style-name="ro1">
          <table:table-cell office:value-type="string" calcext:value-type="string">
            <text:p>2013/1/8</text:p>
          </table:table-cell>
          <table:table-cell table:number-columns-repeated="2" office:value-type="float" office:value="-9.46538" calcext:value-type="float">
            <text:p>-9.46538</text:p>
          </table:table-cell>
        </table:table-row>
        <table:table-row table:style-name="ro1">
          <table:table-cell office:value-type="string" calcext:value-type="string">
            <text:p>2013/1/10</text:p>
          </table:table-cell>
          <table:table-cell table:number-columns-repeated="2" office:value-type="float" office:value="-12.62066" calcext:value-type="float">
            <text:p>-12.62066</text:p>
          </table:table-cell>
        </table:table-row>
        <table:table-row table:style-name="ro1">
          <table:table-cell office:value-type="string" calcext:value-type="string">
            <text:p>2013/1/11</text:p>
          </table:table-cell>
          <table:table-cell table:number-columns-repeated="2" office:value-type="float" office:value="-15.77788" calcext:value-type="float">
            <text:p>-15.77788</text:p>
          </table:table-cell>
        </table:table-row>
        <table:table-row table:style-name="ro1">
          <table:table-cell office:value-type="string" calcext:value-type="string">
            <text:p>2013/1/15</text:p>
          </table:table-cell>
          <table:table-cell table:number-columns-repeated="2" office:value-type="float" office:value="-18.93384" calcext:value-type="float">
            <text:p>-18.93384</text:p>
          </table:table-cell>
        </table:table-row>
        <table:table-row table:style-name="ro1">
          <table:table-cell office:value-type="string" calcext:value-type="string">
            <text:p>2013/1/24</text:p>
          </table:table-cell>
          <table:table-cell table:number-columns-repeated="2" office:value-type="float" office:value="-22.08764" calcext:value-type="float">
            <text:p>-22.08764</text:p>
          </table:table-cell>
        </table:table-row>
        <table:table-row table:style-name="ro1">
          <table:table-cell office:value-type="string" calcext:value-type="string">
            <text:p>2013/1/25</text:p>
          </table:table-cell>
          <table:table-cell table:number-columns-repeated="2" office:value-type="float" office:value="-25.24084" calcext:value-type="float">
            <text:p>-25.24084</text:p>
          </table:table-cell>
        </table:table-row>
        <table:table-row table:style-name="ro1">
          <table:table-cell office:value-type="string" calcext:value-type="string">
            <text:p>2013/1/28</text:p>
          </table:table-cell>
          <table:table-cell table:number-columns-repeated="2" office:value-type="float" office:value="-28.39328" calcext:value-type="float">
            <text:p>-28.39328</text:p>
          </table:table-cell>
        </table:table-row>
        <table:table-row table:style-name="ro1">
          <table:table-cell office:value-type="string" calcext:value-type="string">
            <text:p>2013/1/29</text:p>
          </table:table-cell>
          <table:table-cell table:number-columns-repeated="2" office:value-type="float" office:value="-31.5485" calcext:value-type="float">
            <text:p>-31.5485</text:p>
          </table:table-cell>
        </table:table-row>
        <table:table-row table:style-name="ro1">
          <table:table-cell office:value-type="string" calcext:value-type="string">
            <text:p>2013/1/30</text:p>
          </table:table-cell>
          <table:table-cell table:number-columns-repeated="2" office:value-type="float" office:value="-34.70538" calcext:value-type="float">
            <text:p>-34.70538</text:p>
          </table:table-cell>
        </table:table-row>
        <table:table-row table:style-name="ro1">
          <table:table-cell office:value-type="string" calcext:value-type="string">
            <text:p>2013/1/31</text:p>
          </table:table-cell>
          <table:table-cell table:number-columns-repeated="2" office:value-type="float" office:value="-37.86164" calcext:value-type="float">
            <text:p>-37.86164</text:p>
          </table:table-cell>
        </table:table-row>
        <table:table-row table:style-name="ro1">
          <table:table-cell office:value-type="string" calcext:value-type="string">
            <text:p>2013/2/1</text:p>
          </table:table-cell>
          <table:table-cell table:number-columns-repeated="2" office:value-type="float" office:value="-41.01878" calcext:value-type="float">
            <text:p>-41.01878</text:p>
          </table:table-cell>
        </table:table-row>
        <table:table-row table:style-name="ro1">
          <table:table-cell office:value-type="string" calcext:value-type="string">
            <text:p>2013/2/4</text:p>
          </table:table-cell>
          <table:table-cell table:number-columns-repeated="2" office:value-type="float" office:value="-44.1763" calcext:value-type="float">
            <text:p>-44.1763</text:p>
          </table:table-cell>
        </table:table-row>
        <table:table-row table:style-name="ro1">
          <table:table-cell office:value-type="string" calcext:value-type="string">
            <text:p>2013/2/6</text:p>
          </table:table-cell>
          <table:table-cell table:number-columns-repeated="2" office:value-type="float" office:value="-47.33466" calcext:value-type="float">
            <text:p>-47.33466</text:p>
          </table:table-cell>
        </table:table-row>
        <table:table-row table:style-name="ro1">
          <table:table-cell office:value-type="string" calcext:value-type="string">
            <text:p>2013/2/21</text:p>
          </table:table-cell>
          <table:table-cell table:number-columns-repeated="2" office:value-type="float" office:value="-50.49444" calcext:value-type="float">
            <text:p>-50.49444</text:p>
          </table:table-cell>
        </table:table-row>
        <table:table-row table:style-name="ro1">
          <table:table-cell office:value-type="string" calcext:value-type="string">
            <text:p>2013/2/22</text:p>
          </table:table-cell>
          <table:table-cell table:number-columns-repeated="2" office:value-type="float" office:value="-53.65318" calcext:value-type="float">
            <text:p>-53.65318</text:p>
          </table:table-cell>
        </table:table-row>
        <table:table-row table:style-name="ro1">
          <table:table-cell office:value-type="string" calcext:value-type="string">
            <text:p>2013/2/23</text:p>
          </table:table-cell>
          <table:table-cell table:number-columns-repeated="2" office:value-type="float" office:value="-56.81262" calcext:value-type="float">
            <text:p>-56.81262</text:p>
          </table:table-cell>
        </table:table-row>
        <table:table-row table:style-name="ro1">
          <table:table-cell office:value-type="string" calcext:value-type="string">
            <text:p>2013/2/25</text:p>
          </table:table-cell>
          <table:table-cell table:number-columns-repeated="2" office:value-type="float" office:value="-59.97236" calcext:value-type="float">
            <text:p>-59.97236</text:p>
          </table:table-cell>
        </table:table-row>
        <table:table-row table:style-name="ro1">
          <table:table-cell office:value-type="string" calcext:value-type="string">
            <text:p>2013/3/4</text:p>
          </table:table-cell>
          <table:table-cell table:number-columns-repeated="2" office:value-type="float" office:value="18.87054" calcext:value-type="float">
            <text:p>18.87054</text:p>
          </table:table-cell>
        </table:table-row>
        <table:table-row table:style-name="ro1">
          <table:table-cell office:value-type="string" calcext:value-type="string">
            <text:p>2013/3/5</text:p>
          </table:table-cell>
          <table:table-cell table:number-columns-repeated="2" office:value-type="float" office:value="15.71324" calcext:value-type="float">
            <text:p>15.71324</text:p>
          </table:table-cell>
        </table:table-row>
        <table:table-row table:style-name="ro1">
          <table:table-cell office:value-type="string" calcext:value-type="string">
            <text:p>2013/3/11</text:p>
          </table:table-cell>
          <table:table-cell table:number-columns-repeated="2" office:value-type="float" office:value="12.553" calcext:value-type="float">
            <text:p>12.553</text:p>
          </table:table-cell>
        </table:table-row>
        <table:table-row table:style-name="ro1">
          <table:table-cell office:value-type="string" calcext:value-type="string">
            <text:p>2013/3/13</text:p>
          </table:table-cell>
          <table:table-cell table:number-columns-repeated="2" office:value-type="float" office:value="9.39296" calcext:value-type="float">
            <text:p>9.39296</text:p>
          </table:table-cell>
        </table:table-row>
        <table:table-row table:style-name="ro1">
          <table:table-cell office:value-type="string" calcext:value-type="string">
            <text:p>2013/3/15</text:p>
          </table:table-cell>
          <table:table-cell table:number-columns-repeated="2" office:value-type="float" office:value="6.23354" calcext:value-type="float">
            <text:p>6.23354</text:p>
          </table:table-cell>
        </table:table-row>
        <table:table-row table:style-name="ro1">
          <table:table-cell office:value-type="string" calcext:value-type="string">
            <text:p>2013/3/18</text:p>
          </table:table-cell>
          <table:table-cell table:number-columns-repeated="2" office:value-type="float" office:value="3.07644" calcext:value-type="float">
            <text:p>3.07644</text:p>
          </table:table-cell>
        </table:table-row>
        <table:table-row table:style-name="ro1">
          <table:table-cell office:value-type="string" calcext:value-type="string">
            <text:p>2013/3/20</text:p>
          </table:table-cell>
          <table:table-cell table:number-columns-repeated="2" office:value-type="float" office:value="-0.0792" calcext:value-type="float">
            <text:p>-0.0792</text:p>
          </table:table-cell>
        </table:table-row>
        <table:table-row table:style-name="ro1">
          <table:table-cell office:value-type="string" calcext:value-type="string">
            <text:p>2013/3/21</text:p>
          </table:table-cell>
          <table:table-cell table:number-columns-repeated="2" office:value-type="float" office:value="-3.2353" calcext:value-type="float">
            <text:p>-3.2353</text:p>
          </table:table-cell>
        </table:table-row>
        <table:table-row table:style-name="ro1">
          <table:table-cell office:value-type="string" calcext:value-type="string">
            <text:p>2013/3/22</text:p>
          </table:table-cell>
          <table:table-cell table:number-columns-repeated="2" office:value-type="float" office:value="-6.39094" calcext:value-type="float">
            <text:p>-6.39094</text:p>
          </table:table-cell>
        </table:table-row>
        <table:table-row table:style-name="ro1">
          <table:table-cell office:value-type="string" calcext:value-type="string">
            <text:p>2013/3/25</text:p>
          </table:table-cell>
          <table:table-cell table:number-columns-repeated="2" office:value-type="float" office:value="-9.54774" calcext:value-type="float">
            <text:p>-9.54774</text:p>
          </table:table-cell>
        </table:table-row>
        <table:table-row table:style-name="ro1">
          <table:table-cell office:value-type="string" calcext:value-type="string">
            <text:p>2013/3/26</text:p>
          </table:table-cell>
          <table:table-cell table:number-columns-repeated="2" office:value-type="float" office:value="-12.7046" calcext:value-type="float">
            <text:p>-12.7046</text:p>
          </table:table-cell>
        </table:table-row>
        <table:table-row table:style-name="ro1">
          <table:table-cell office:value-type="string" calcext:value-type="string">
            <text:p>2013/4/15</text:p>
          </table:table-cell>
          <table:table-cell table:number-columns-repeated="2" office:value-type="float" office:value="-15.85982" calcext:value-type="float">
            <text:p>-15.85982</text:p>
          </table:table-cell>
        </table:table-row>
        <table:table-row table:style-name="ro1">
          <table:table-cell office:value-type="string" calcext:value-type="string">
            <text:p>2013/4/16</text:p>
          </table:table-cell>
          <table:table-cell table:number-columns-repeated="2" office:value-type="float" office:value="-19.01406" calcext:value-type="float">
            <text:p>-19.01406</text:p>
          </table:table-cell>
        </table:table-row>
        <table:table-row table:style-name="ro1">
          <table:table-cell office:value-type="string" calcext:value-type="string">
            <text:p>2013/4/19</text:p>
          </table:table-cell>
          <table:table-cell table:number-columns-repeated="2" office:value-type="float" office:value="-22.16978" calcext:value-type="float">
            <text:p>-22.16978</text:p>
          </table:table-cell>
        </table:table-row>
        <table:table-row table:style-name="ro1">
          <table:table-cell office:value-type="string" calcext:value-type="string">
            <text:p>2013/4/23</text:p>
          </table:table-cell>
          <table:table-cell table:number-columns-repeated="2" office:value-type="float" office:value="-25.32866" calcext:value-type="float">
            <text:p>-25.32866</text:p>
          </table:table-cell>
        </table:table-row>
        <table:table-row table:style-name="ro1">
          <table:table-cell office:value-type="string" calcext:value-type="string">
            <text:p>2013/4/25</text:p>
          </table:table-cell>
          <table:table-cell table:number-columns-repeated="2" office:value-type="float" office:value="-28.48822" calcext:value-type="float">
            <text:p>-28.48822</text:p>
          </table:table-cell>
        </table:table-row>
        <table:table-row table:style-name="ro1">
          <table:table-cell office:value-type="string" calcext:value-type="string">
            <text:p>2013/4/30</text:p>
          </table:table-cell>
          <table:table-cell table:number-columns-repeated="2" office:value-type="float" office:value="-31.64952" calcext:value-type="float">
            <text:p>-31.64952</text:p>
          </table:table-cell>
        </table:table-row>
        <table:table-row table:style-name="ro1">
          <table:table-cell office:value-type="string" calcext:value-type="string">
            <text:p>2013/5/2</text:p>
          </table:table-cell>
          <table:table-cell table:number-columns-repeated="2" office:value-type="float" office:value="3.34976" calcext:value-type="float">
            <text:p>3.34976</text:p>
          </table:table-cell>
        </table:table-row>
        <table:table-row table:style-name="ro1">
          <table:table-cell office:value-type="string" calcext:value-type="string">
            <text:p>2013/5/3</text:p>
          </table:table-cell>
          <table:table-cell table:number-columns-repeated="2" office:value-type="float" office:value="0.18702" calcext:value-type="float">
            <text:p>0.18702</text:p>
          </table:table-cell>
        </table:table-row>
        <table:table-row table:style-name="ro1">
          <table:table-cell office:value-type="string" calcext:value-type="string">
            <text:p>2013/5/6</text:p>
          </table:table-cell>
          <table:table-cell table:number-columns-repeated="2" office:value-type="float" office:value="-2.97702" calcext:value-type="float">
            <text:p>-2.97702</text:p>
          </table:table-cell>
        </table:table-row>
        <table:table-row table:style-name="ro1">
          <table:table-cell office:value-type="string" calcext:value-type="string">
            <text:p>2013/5/7</text:p>
          </table:table-cell>
          <table:table-cell table:number-columns-repeated="2" office:value-type="float" office:value="-6.14066" calcext:value-type="float">
            <text:p>-6.14066</text:p>
          </table:table-cell>
        </table:table-row>
        <table:table-row table:style-name="ro1">
          <table:table-cell office:value-type="string" calcext:value-type="string">
            <text:p>2013/5/9</text:p>
          </table:table-cell>
          <table:table-cell table:number-columns-repeated="2" office:value-type="float" office:value="-9.30672" calcext:value-type="float">
            <text:p>-9.30672</text:p>
          </table:table-cell>
        </table:table-row>
        <table:table-row table:style-name="ro1">
          <table:table-cell office:value-type="string" calcext:value-type="string">
            <text:p>2013/5/13</text:p>
          </table:table-cell>
          <table:table-cell office:value-type="float" office:value="-12.47298" calcext:value-type="float">
            <text:p>-12.47298</text:p>
          </table:table-cell>
          <table:table-cell office:value-type="float" office:value="69.52866" calcext:value-type="float">
            <text:p>69.52866</text:p>
          </table:table-cell>
        </table:table-row>
        <table:table-row table:style-name="ro1">
          <table:table-cell office:value-type="string" calcext:value-type="string">
            <text:p>2013/5/14</text:p>
          </table:table-cell>
          <table:table-cell office:value-type="float" office:value="-15.63862" calcext:value-type="float">
            <text:p>-15.63862</text:p>
          </table:table-cell>
          <table:table-cell office:value-type="float" office:value="66.36302" calcext:value-type="float">
            <text:p>66.36302</text:p>
          </table:table-cell>
        </table:table-row>
        <table:table-row table:style-name="ro1">
          <table:table-cell office:value-type="string" calcext:value-type="string">
            <text:p>2013/5/15</text:p>
          </table:table-cell>
          <table:table-cell office:value-type="float" office:value="-18.80464" calcext:value-type="float">
            <text:p>-18.80464</text:p>
          </table:table-cell>
          <table:table-cell office:value-type="float" office:value="63.197" calcext:value-type="float">
            <text:p>63.197</text:p>
          </table:table-cell>
        </table:table-row>
        <table:table-row table:style-name="ro1">
          <table:table-cell office:value-type="string" calcext:value-type="string">
            <text:p>2013/5/17</text:p>
          </table:table-cell>
          <table:table-cell office:value-type="float" office:value="-21.97278" calcext:value-type="float">
            <text:p>-21.97278</text:p>
          </table:table-cell>
          <table:table-cell office:value-type="float" office:value="60.02886" calcext:value-type="float">
            <text:p>60.02886</text:p>
          </table:table-cell>
        </table:table-row>
        <table:table-row table:style-name="ro1">
          <table:table-cell office:value-type="string" calcext:value-type="string">
            <text:p>2013/5/23</text:p>
          </table:table-cell>
          <table:table-cell office:value-type="float" office:value="-25.13956" calcext:value-type="float">
            <text:p>-25.13956</text:p>
          </table:table-cell>
          <table:table-cell office:value-type="float" office:value="138.86372" calcext:value-type="float">
            <text:p>138.86372</text:p>
          </table:table-cell>
        </table:table-row>
        <table:table-row table:style-name="ro1">
          <table:table-cell office:value-type="string" calcext:value-type="string">
            <text:p>2013/6/20</text:p>
          </table:table-cell>
          <table:table-cell office:value-type="float" office:value="-28.29542" calcext:value-type="float">
            <text:p>-28.29542</text:p>
          </table:table-cell>
          <table:table-cell office:value-type="float" office:value="135.70786" calcext:value-type="float">
            <text:p>135.70786</text:p>
          </table:table-cell>
        </table:table-row>
        <table:table-row table:style-name="ro1">
          <table:table-cell office:value-type="string" calcext:value-type="string">
            <text:p>2013/6/21</text:p>
          </table:table-cell>
          <table:table-cell office:value-type="float" office:value="-31.44746" calcext:value-type="float">
            <text:p>-31.44746</text:p>
          </table:table-cell>
          <table:table-cell office:value-type="float" office:value="132.55582" calcext:value-type="float">
            <text:p>132.55582</text:p>
          </table:table-cell>
        </table:table-row>
        <table:table-row table:style-name="ro1">
          <table:table-cell office:value-type="string" calcext:value-type="string">
            <text:p>2013/6/24</text:p>
          </table:table-cell>
          <table:table-cell office:value-type="float" office:value="-34.60006" calcext:value-type="float">
            <text:p>-34.60006</text:p>
          </table:table-cell>
          <table:table-cell office:value-type="float" office:value="129.40322" calcext:value-type="float">
            <text:p>129.40322</text:p>
          </table:table-cell>
        </table:table-row>
        <table:table-row table:style-name="ro1">
          <table:table-cell office:value-type="string" calcext:value-type="string">
            <text:p>2013/6/25</text:p>
          </table:table-cell>
          <table:table-cell office:value-type="float" office:value="-37.75228" calcext:value-type="float">
            <text:p>-37.75228</text:p>
          </table:table-cell>
          <table:table-cell office:value-type="float" office:value="126.251" calcext:value-type="float">
            <text:p>126.251</text:p>
          </table:table-cell>
        </table:table-row>
        <table:table-row table:style-name="ro1">
          <table:table-cell office:value-type="string" calcext:value-type="string">
            <text:p>2013/6/26</text:p>
          </table:table-cell>
          <table:table-cell office:value-type="float" office:value="-40.90524" calcext:value-type="float">
            <text:p>-40.90524</text:p>
          </table:table-cell>
          <table:table-cell office:value-type="float" office:value="123.09804" calcext:value-type="float">
            <text:p>123.09804</text:p>
          </table:table-cell>
        </table:table-row>
        <table:table-row table:style-name="ro1">
          <table:table-cell office:value-type="string" calcext:value-type="string">
            <text:p>2013/6/27</text:p>
          </table:table-cell>
          <table:table-cell office:value-type="float" office:value="-44.0599" calcext:value-type="float">
            <text:p>-44.0599</text:p>
          </table:table-cell>
          <table:table-cell office:value-type="float" office:value="119.94338" calcext:value-type="float">
            <text:p>119.94338</text:p>
          </table:table-cell>
        </table:table-row>
        <table:table-row table:style-name="ro1">
          <table:table-cell office:value-type="string" calcext:value-type="string">
            <text:p>2013/7/1</text:p>
          </table:table-cell>
          <table:table-cell office:value-type="float" office:value="-47.2163" calcext:value-type="float">
            <text:p>-47.2163</text:p>
          </table:table-cell>
          <table:table-cell office:value-type="float" office:value="116.78698" calcext:value-type="float">
            <text:p>116.78698</text:p>
          </table:table-cell>
        </table:table-row>
        <table:table-row table:style-name="ro1">
          <table:table-cell office:value-type="string" calcext:value-type="string">
            <text:p>2013/7/12</text:p>
          </table:table-cell>
          <table:table-cell office:value-type="float" office:value="-50.37954" calcext:value-type="float">
            <text:p>-50.37954</text:p>
          </table:table-cell>
          <table:table-cell office:value-type="float" office:value="113.62374" calcext:value-type="float">
            <text:p>113.62374</text:p>
          </table:table-cell>
        </table:table-row>
        <table:table-row table:style-name="ro1">
          <table:table-cell office:value-type="string" calcext:value-type="string">
            <text:p>2013/7/18</text:p>
          </table:table-cell>
          <table:table-cell office:value-type="float" office:value="-53.54274" calcext:value-type="float">
            <text:p>-53.54274</text:p>
          </table:table-cell>
          <table:table-cell office:value-type="float" office:value="110.46054" calcext:value-type="float">
            <text:p>110.46054</text:p>
          </table:table-cell>
        </table:table-row>
        <table:table-row table:style-name="ro1">
          <table:table-cell office:value-type="string" calcext:value-type="string">
            <text:p>2013/7/19</text:p>
          </table:table-cell>
          <table:table-cell office:value-type="float" office:value="-56.70396" calcext:value-type="float">
            <text:p>-56.70396</text:p>
          </table:table-cell>
          <table:table-cell office:value-type="float" office:value="189.30096" calcext:value-type="float">
            <text:p>189.30096</text:p>
          </table:table-cell>
        </table:table-row>
        <table:table-row table:style-name="ro1">
          <table:table-cell office:value-type="string" calcext:value-type="string">
            <text:p>2013/7/22</text:p>
          </table:table-cell>
          <table:table-cell office:value-type="float" office:value="-59.8634" calcext:value-type="float">
            <text:p>-59.8634</text:p>
          </table:table-cell>
          <table:table-cell office:value-type="float" office:value="186.14152" calcext:value-type="float">
            <text:p>186.14152</text:p>
          </table:table-cell>
        </table:table-row>
        <table:table-row table:style-name="ro1">
          <table:table-cell office:value-type="string" calcext:value-type="string">
            <text:p>2013/7/23</text:p>
          </table:table-cell>
          <table:table-cell office:value-type="float" office:value="-63.0248" calcext:value-type="float">
            <text:p>-63.0248</text:p>
          </table:table-cell>
          <table:table-cell office:value-type="float" office:value="182.98012" calcext:value-type="float">
            <text:p>182.98012</text:p>
          </table:table-cell>
        </table:table-row>
        <table:table-row table:style-name="ro1">
          <table:table-cell office:value-type="string" calcext:value-type="string">
            <text:p>2013/7/24</text:p>
          </table:table-cell>
          <table:table-cell office:value-type="float" office:value="-66.1876" calcext:value-type="float">
            <text:p>-66.1876</text:p>
          </table:table-cell>
          <table:table-cell office:value-type="float" office:value="179.81732" calcext:value-type="float">
            <text:p>179.81732</text:p>
          </table:table-cell>
        </table:table-row>
        <table:table-row table:style-name="ro1">
          <table:table-cell office:value-type="string" calcext:value-type="string">
            <text:p>2013/7/26</text:p>
          </table:table-cell>
          <table:table-cell office:value-type="float" office:value="-69.34982" calcext:value-type="float">
            <text:p>-69.34982</text:p>
          </table:table-cell>
          <table:table-cell office:value-type="float" office:value="176.6551" calcext:value-type="float">
            <text:p>176.6551</text:p>
          </table:table-cell>
        </table:table-row>
        <table:table-row table:style-name="ro1">
          <table:table-cell office:value-type="string" calcext:value-type="string">
            <text:p>2013/7/29</text:p>
          </table:table-cell>
          <table:table-cell office:value-type="float" office:value="-72.51142" calcext:value-type="float">
            <text:p>-72.51142</text:p>
          </table:table-cell>
          <table:table-cell office:value-type="float" office:value="173.4935" calcext:value-type="float">
            <text:p>173.4935</text:p>
          </table:table-cell>
        </table:table-row>
        <table:table-row table:style-name="ro1">
          <table:table-cell office:value-type="string" calcext:value-type="string">
            <text:p>2013/7/30</text:p>
          </table:table-cell>
          <table:table-cell office:value-type="float" office:value="6.32578" calcext:value-type="float">
            <text:p>6.32578</text:p>
          </table:table-cell>
          <table:table-cell office:value-type="float" office:value="170.33234" calcext:value-type="float">
            <text:p>170.33234</text:p>
          </table:table-cell>
        </table:table-row>
        <table:table-row table:style-name="ro1">
          <table:table-cell office:value-type="string" calcext:value-type="string">
            <text:p>2013/8/1</text:p>
          </table:table-cell>
          <table:table-cell office:value-type="float" office:value="3.16484" calcext:value-type="float">
            <text:p>3.16484</text:p>
          </table:table-cell>
          <table:table-cell office:value-type="float" office:value="167.1714" calcext:value-type="float">
            <text:p>167.1714</text:p>
          </table:table-cell>
        </table:table-row>
        <table:table-row table:style-name="ro1">
          <table:table-cell office:value-type="string" calcext:value-type="string">
            <text:p>2013/8/2</text:p>
          </table:table-cell>
          <table:table-cell office:value-type="float" office:value="0.00291999999998" calcext:value-type="float">
            <text:p>0.00292</text:p>
          </table:table-cell>
          <table:table-cell office:value-type="float" office:value="164.00948" calcext:value-type="float">
            <text:p>164.00948</text:p>
          </table:table-cell>
        </table:table-row>
        <table:table-row table:style-name="ro1">
          <table:table-cell office:value-type="string" calcext:value-type="string">
            <text:p>2013/8/5</text:p>
          </table:table-cell>
          <table:table-cell office:value-type="float" office:value="-3.15856" calcext:value-type="float">
            <text:p>-3.15856</text:p>
          </table:table-cell>
          <table:table-cell office:value-type="float" office:value="160.848" calcext:value-type="float">
            <text:p>160.848</text:p>
          </table:table-cell>
        </table:table-row>
        <table:table-row table:style-name="ro1">
          <table:table-cell office:value-type="string" calcext:value-type="string">
            <text:p>2013/8/6</text:p>
          </table:table-cell>
          <table:table-cell office:value-type="float" office:value="-6.31978" calcext:value-type="float">
            <text:p>-6.31978</text:p>
          </table:table-cell>
          <table:table-cell office:value-type="float" office:value="239.68842" calcext:value-type="float">
            <text:p>239.68842</text:p>
          </table:table-cell>
        </table:table-row>
        <table:table-row table:style-name="ro1">
          <table:table-cell office:value-type="string" calcext:value-type="string">
            <text:p>2013/8/7</text:p>
          </table:table-cell>
          <table:table-cell office:value-type="float" office:value="-9.47806" calcext:value-type="float">
            <text:p>-9.47806</text:p>
          </table:table-cell>
          <table:table-cell office:value-type="float" office:value="236.53014" calcext:value-type="float">
            <text:p>236.53014</text:p>
          </table:table-cell>
        </table:table-row>
        <table:table-row table:style-name="ro1">
          <table:table-cell office:value-type="string" calcext:value-type="string">
            <text:p>2013/8/8</text:p>
          </table:table-cell>
          <table:table-cell office:value-type="float" office:value="-12.6356" calcext:value-type="float">
            <text:p>-12.6356</text:p>
          </table:table-cell>
          <table:table-cell office:value-type="float" office:value="233.3726" calcext:value-type="float">
            <text:p>233.3726</text:p>
          </table:table-cell>
        </table:table-row>
        <table:table-row table:style-name="ro1">
          <table:table-cell office:value-type="string" calcext:value-type="string">
            <text:p>2013/8/9</text:p>
          </table:table-cell>
          <table:table-cell office:value-type="float" office:value="-15.79252" calcext:value-type="float">
            <text:p>-15.79252</text:p>
          </table:table-cell>
          <table:table-cell office:value-type="float" office:value="230.21568" calcext:value-type="float">
            <text:p>230.21568</text:p>
          </table:table-cell>
        </table:table-row>
        <table:table-row table:style-name="ro1">
          <table:table-cell office:value-type="string" calcext:value-type="string">
            <text:p>2013/8/12</text:p>
          </table:table-cell>
          <table:table-cell office:value-type="float" office:value="-18.94944" calcext:value-type="float">
            <text:p>-18.94944</text:p>
          </table:table-cell>
          <table:table-cell office:value-type="float" office:value="227.05876" calcext:value-type="float">
            <text:p>227.05876</text:p>
          </table:table-cell>
        </table:table-row>
        <table:table-row table:style-name="ro1">
          <table:table-cell office:value-type="string" calcext:value-type="string">
            <text:p>2013/8/13</text:p>
          </table:table-cell>
          <table:table-cell office:value-type="float" office:value="-22.10728" calcext:value-type="float">
            <text:p>-22.10728</text:p>
          </table:table-cell>
          <table:table-cell office:value-type="float" office:value="223.90092" calcext:value-type="float">
            <text:p>223.90092</text:p>
          </table:table-cell>
        </table:table-row>
        <table:table-row table:style-name="ro1">
          <table:table-cell office:value-type="string" calcext:value-type="string">
            <text:p>2013/8/14</text:p>
          </table:table-cell>
          <table:table-cell office:value-type="float" office:value="-25.26642" calcext:value-type="float">
            <text:p>-25.26642</text:p>
          </table:table-cell>
          <table:table-cell office:value-type="float" office:value="220.74178" calcext:value-type="float">
            <text:p>220.74178</text:p>
          </table:table-cell>
        </table:table-row>
        <table:table-row table:style-name="ro1">
          <table:table-cell office:value-type="string" calcext:value-type="string">
            <text:p>2013/8/15</text:p>
          </table:table-cell>
          <table:table-cell office:value-type="float" office:value="-28.42332" calcext:value-type="float">
            <text:p>-28.42332</text:p>
          </table:table-cell>
          <table:table-cell office:value-type="float" office:value="217.58488" calcext:value-type="float">
            <text:p>217.58488</text:p>
          </table:table-cell>
        </table:table-row>
        <table:table-row table:style-name="ro1">
          <table:table-cell office:value-type="string" calcext:value-type="string">
            <text:p>2013/8/16</text:p>
          </table:table-cell>
          <table:table-cell office:value-type="float" office:value="-31.57954" calcext:value-type="float">
            <text:p>-31.57954</text:p>
          </table:table-cell>
          <table:table-cell office:value-type="float" office:value="214.42866" calcext:value-type="float">
            <text:p>214.42866</text:p>
          </table:table-cell>
        </table:table-row>
        <table:table-row table:style-name="ro1">
          <table:table-cell office:value-type="string" calcext:value-type="string">
            <text:p>2013/8/19</text:p>
          </table:table-cell>
          <table:table-cell office:value-type="float" office:value="-34.73706" calcext:value-type="float">
            <text:p>-34.73706</text:p>
          </table:table-cell>
          <table:table-cell office:value-type="float" office:value="211.27114" calcext:value-type="float">
            <text:p>211.27114</text:p>
          </table:table-cell>
        </table:table-row>
        <table:table-row table:style-name="ro1">
          <table:table-cell office:value-type="string" calcext:value-type="string">
            <text:p>2013/8/20</text:p>
          </table:table-cell>
          <table:table-cell office:value-type="float" office:value="-37.89402" calcext:value-type="float">
            <text:p>-37.89402</text:p>
          </table:table-cell>
          <table:table-cell office:value-type="float" office:value="208.11418" calcext:value-type="float">
            <text:p>208.11418</text:p>
          </table:table-cell>
        </table:table-row>
        <table:table-row table:style-name="ro1">
          <table:table-cell office:value-type="string" calcext:value-type="string">
            <text:p>2013/8/23</text:p>
          </table:table-cell>
          <table:table-cell office:value-type="float" office:value="-41.04918" calcext:value-type="float">
            <text:p>-41.04918</text:p>
          </table:table-cell>
          <table:table-cell office:value-type="float" office:value="204.95902" calcext:value-type="float">
            <text:p>204.95902</text:p>
          </table:table-cell>
        </table:table-row>
        <table:table-row table:style-name="ro1">
          <table:table-cell office:value-type="string" calcext:value-type="string">
            <text:p>2013/9/4</text:p>
          </table:table-cell>
          <table:table-cell office:value-type="float" office:value="-44.2097" calcext:value-type="float">
            <text:p>-44.2097</text:p>
          </table:table-cell>
          <table:table-cell office:value-type="float" office:value="201.7985" calcext:value-type="float">
            <text:p>201.7985</text:p>
          </table:table-cell>
        </table:table-row>
        <table:table-row table:style-name="ro1">
          <table:table-cell office:value-type="string" calcext:value-type="string">
            <text:p>2013/9/5</text:p>
          </table:table-cell>
          <table:table-cell office:value-type="float" office:value="-47.37148" calcext:value-type="float">
            <text:p>-47.37148</text:p>
          </table:table-cell>
          <table:table-cell office:value-type="float" office:value="198.63672" calcext:value-type="float">
            <text:p>198.63672</text:p>
          </table:table-cell>
        </table:table-row>
        <table:table-row table:style-name="ro1">
          <table:table-cell office:value-type="string" calcext:value-type="string">
            <text:p>2013/9/6</text:p>
          </table:table-cell>
          <table:table-cell office:value-type="float" office:value="-50.53402" calcext:value-type="float">
            <text:p>-50.53402</text:p>
          </table:table-cell>
          <table:table-cell office:value-type="float" office:value="195.47418" calcext:value-type="float">
            <text:p>195.47418</text:p>
          </table:table-cell>
        </table:table-row>
        <table:table-row table:style-name="ro1">
          <table:table-cell office:value-type="string" calcext:value-type="string">
            <text:p>2013/9/9</text:p>
          </table:table-cell>
          <table:table-cell office:value-type="float" office:value="-53.69698" calcext:value-type="float">
            <text:p>-53.69698</text:p>
          </table:table-cell>
          <table:table-cell office:value-type="float" office:value="192.31122" calcext:value-type="float">
            <text:p>192.31122</text:p>
          </table:table-cell>
        </table:table-row>
        <table:table-row table:style-name="ro1">
          <table:table-cell office:value-type="string" calcext:value-type="string">
            <text:p>2013/9/10</text:p>
          </table:table-cell>
          <table:table-cell office:value-type="float" office:value="-56.86072" calcext:value-type="float">
            <text:p>-56.86072</text:p>
          </table:table-cell>
          <table:table-cell office:value-type="float" office:value="189.14748" calcext:value-type="float">
            <text:p>189.14748</text:p>
          </table:table-cell>
        </table:table-row>
        <table:table-row table:style-name="ro1">
          <table:table-cell office:value-type="string" calcext:value-type="string">
            <text:p>2013/9/11</text:p>
          </table:table-cell>
          <table:table-cell office:value-type="float" office:value="-60.02466" calcext:value-type="float">
            <text:p>-60.02466</text:p>
          </table:table-cell>
          <table:table-cell office:value-type="float" office:value="185.98354" calcext:value-type="float">
            <text:p>185.98354</text:p>
          </table:table-cell>
        </table:table-row>
        <table:table-row table:style-name="ro1">
          <table:table-cell office:value-type="string" calcext:value-type="string">
            <text:p>2013/9/12</text:p>
          </table:table-cell>
          <table:table-cell office:value-type="float" office:value="-63.18844" calcext:value-type="float">
            <text:p>-63.18844</text:p>
          </table:table-cell>
          <table:table-cell office:value-type="float" office:value="182.81976" calcext:value-type="float">
            <text:p>182.81976</text:p>
          </table:table-cell>
        </table:table-row>
        <table:table-row table:style-name="ro1">
          <table:table-cell office:value-type="string" calcext:value-type="string">
            <text:p>2013/9/13</text:p>
          </table:table-cell>
          <table:table-cell office:value-type="float" office:value="-66.35244" calcext:value-type="float">
            <text:p>-66.35244</text:p>
          </table:table-cell>
          <table:table-cell office:value-type="float" office:value="179.65576" calcext:value-type="float">
            <text:p>179.65576</text:p>
          </table:table-cell>
        </table:table-row>
        <table:table-row table:style-name="ro1">
          <table:table-cell office:value-type="string" calcext:value-type="string">
            <text:p>2013/9/14</text:p>
          </table:table-cell>
          <table:table-cell office:value-type="float" office:value="-69.51596" calcext:value-type="float">
            <text:p>-69.51596</text:p>
          </table:table-cell>
          <table:table-cell office:value-type="float" office:value="176.49224" calcext:value-type="float">
            <text:p>176.49224</text:p>
          </table:table-cell>
        </table:table-row>
        <table:table-row table:style-name="ro1">
          <table:table-cell office:value-type="string" calcext:value-type="string">
            <text:p>2013/9/16</text:p>
          </table:table-cell>
          <table:table-cell office:value-type="float" office:value="-72.68028" calcext:value-type="float">
            <text:p>-72.68028</text:p>
          </table:table-cell>
          <table:table-cell office:value-type="float" office:value="173.32792" calcext:value-type="float">
            <text:p>173.32792</text:p>
          </table:table-cell>
        </table:table-row>
        <table:table-row table:style-name="ro1">
          <table:table-cell office:value-type="string" calcext:value-type="string">
            <text:p>2013/9/17</text:p>
          </table:table-cell>
          <table:table-cell office:value-type="float" office:value="-75.84466" calcext:value-type="float">
            <text:p>-75.84466</text:p>
          </table:table-cell>
          <table:table-cell office:value-type="float" office:value="170.16354" calcext:value-type="float">
            <text:p>170.16354</text:p>
          </table:table-cell>
        </table:table-row>
        <table:table-row table:style-name="ro1">
          <table:table-cell office:value-type="string" calcext:value-type="string">
            <text:p>2013/9/18</text:p>
          </table:table-cell>
          <table:table-cell office:value-type="float" office:value="-79.00972" calcext:value-type="float">
            <text:p>-79.00972</text:p>
          </table:table-cell>
          <table:table-cell office:value-type="float" office:value="166.99848" calcext:value-type="float">
            <text:p>166.99848</text:p>
          </table:table-cell>
        </table:table-row>
        <table:table-row table:style-name="ro1">
          <table:table-cell office:value-type="string" calcext:value-type="string">
            <text:p>2013/9/24</text:p>
          </table:table-cell>
          <table:table-cell office:value-type="float" office:value="-82.17478" calcext:value-type="float">
            <text:p>-82.17478</text:p>
          </table:table-cell>
          <table:table-cell office:value-type="float" office:value="163.83342" calcext:value-type="float">
            <text:p>163.83342</text:p>
          </table:table-cell>
        </table:table-row>
        <table:table-row table:style-name="ro1">
          <table:table-cell office:value-type="string" calcext:value-type="string">
            <text:p>2013/9/25</text:p>
          </table:table-cell>
          <table:table-cell office:value-type="float" office:value="-85.33982" calcext:value-type="float">
            <text:p>-85.33982</text:p>
          </table:table-cell>
          <table:table-cell office:value-type="float" office:value="160.66838" calcext:value-type="float">
            <text:p>160.66838</text:p>
          </table:table-cell>
        </table:table-row>
        <table:table-row table:style-name="ro1">
          <table:table-cell office:value-type="string" calcext:value-type="string">
            <text:p>2013/9/26</text:p>
          </table:table-cell>
          <table:table-cell office:value-type="float" office:value="-88.50418" calcext:value-type="float">
            <text:p>-88.50418</text:p>
          </table:table-cell>
          <table:table-cell office:value-type="float" office:value="157.50402" calcext:value-type="float">
            <text:p>157.50402</text:p>
          </table:table-cell>
        </table:table-row>
        <table:table-row table:style-name="ro1">
          <table:table-cell office:value-type="string" calcext:value-type="string">
            <text:p>2013/9/27</text:p>
          </table:table-cell>
          <table:table-cell office:value-type="float" office:value="-91.66794" calcext:value-type="float">
            <text:p>-91.66794</text:p>
          </table:table-cell>
          <table:table-cell office:value-type="float" office:value="154.34026" calcext:value-type="float">
            <text:p>154.34026</text:p>
          </table:table-cell>
        </table:table-row>
        <table:table-row table:style-name="ro1">
          <table:table-cell office:value-type="string" calcext:value-type="string">
            <text:p>2013/9/30</text:p>
          </table:table-cell>
          <table:table-cell office:value-type="float" office:value="-94.83018" calcext:value-type="float">
            <text:p>-94.83018</text:p>
          </table:table-cell>
          <table:table-cell office:value-type="float" office:value="151.17802" calcext:value-type="float">
            <text:p>151.17802</text:p>
          </table:table-cell>
        </table:table-row>
        <table:table-row table:style-name="ro1">
          <table:table-cell office:value-type="string" calcext:value-type="string">
            <text:p>2013/10/1</text:p>
          </table:table-cell>
          <table:table-cell office:value-type="float" office:value="-97.9932" calcext:value-type="float">
            <text:p>-97.9932</text:p>
          </table:table-cell>
          <table:table-cell office:value-type="float" office:value="148.015" calcext:value-type="float">
            <text:p>148.015</text:p>
          </table:table-cell>
        </table:table-row>
        <table:table-row table:style-name="ro1">
          <table:table-cell office:value-type="string" calcext:value-type="string">
            <text:p>2013/10/2</text:p>
          </table:table-cell>
          <table:table-cell office:value-type="float" office:value="-101.15686" calcext:value-type="float">
            <text:p>-101.15686</text:p>
          </table:table-cell>
          <table:table-cell office:value-type="float" office:value="144.85134" calcext:value-type="float">
            <text:p>144.85134</text:p>
          </table:table-cell>
        </table:table-row>
        <table:table-row table:style-name="ro1">
          <table:table-cell office:value-type="string" calcext:value-type="string">
            <text:p>2013/10/3</text:p>
          </table:table-cell>
          <table:table-cell office:value-type="float" office:value="-22.3219" calcext:value-type="float">
            <text:p>-22.3219</text:p>
          </table:table-cell>
          <table:table-cell office:value-type="float" office:value="223.6863" calcext:value-type="float">
            <text:p>223.6863</text:p>
          </table:table-cell>
        </table:table-row>
        <table:table-row table:style-name="ro1">
          <table:table-cell office:value-type="string" calcext:value-type="string">
            <text:p>2013/10/4</text:p>
          </table:table-cell>
          <table:table-cell office:value-type="float" office:value="-25.489" calcext:value-type="float">
            <text:p>-25.489</text:p>
          </table:table-cell>
          <table:table-cell office:value-type="float" office:value="220.5192" calcext:value-type="float">
            <text:p>220.5192</text:p>
          </table:table-cell>
        </table:table-row>
        <table:table-row table:style-name="ro1">
          <table:table-cell office:value-type="string" calcext:value-type="string">
            <text:p>2013/10/7</text:p>
          </table:table-cell>
          <table:table-cell office:value-type="float" office:value="-28.6563" calcext:value-type="float">
            <text:p>-28.6563</text:p>
          </table:table-cell>
          <table:table-cell office:value-type="float" office:value="217.3519" calcext:value-type="float">
            <text:p>217.3519</text:p>
          </table:table-cell>
        </table:table-row>
        <table:table-row table:style-name="ro1">
          <table:table-cell office:value-type="string" calcext:value-type="string">
            <text:p>2013/10/8</text:p>
          </table:table-cell>
          <table:table-cell office:value-type="float" office:value="-31.82238" calcext:value-type="float">
            <text:p>-31.82238</text:p>
          </table:table-cell>
          <table:table-cell office:value-type="float" office:value="214.18582" calcext:value-type="float">
            <text:p>214.18582</text:p>
          </table:table-cell>
        </table:table-row>
        <table:table-row table:style-name="ro1">
          <table:table-cell office:value-type="string" calcext:value-type="string">
            <text:p>2013/10/9</text:p>
          </table:table-cell>
          <table:table-cell office:value-type="float" office:value="-34.98882" calcext:value-type="float">
            <text:p>-34.98882</text:p>
          </table:table-cell>
          <table:table-cell office:value-type="float" office:value="211.01938" calcext:value-type="float">
            <text:p>211.01938</text:p>
          </table:table-cell>
        </table:table-row>
        <table:table-row table:style-name="ro1">
          <table:table-cell office:value-type="string" calcext:value-type="string">
            <text:p>2013/10/11</text:p>
          </table:table-cell>
          <table:table-cell office:value-type="float" office:value="-38.15756" calcext:value-type="float">
            <text:p>-38.15756</text:p>
          </table:table-cell>
          <table:table-cell office:value-type="float" office:value="207.85064" calcext:value-type="float">
            <text:p>207.85064</text:p>
          </table:table-cell>
        </table:table-row>
        <table:table-row table:style-name="ro1">
          <table:table-cell office:value-type="string" calcext:value-type="string">
            <text:p>2013/10/14</text:p>
          </table:table-cell>
          <table:table-cell office:value-type="float" office:value="-41.32442" calcext:value-type="float">
            <text:p>-41.32442</text:p>
          </table:table-cell>
          <table:table-cell office:value-type="float" office:value="204.68378" calcext:value-type="float">
            <text:p>204.68378</text:p>
          </table:table-cell>
        </table:table-row>
        <table:table-row table:style-name="ro1">
          <table:table-cell office:value-type="string" calcext:value-type="string">
            <text:p>2013/10/15</text:p>
          </table:table-cell>
          <table:table-cell office:value-type="float" office:value="-44.49164" calcext:value-type="float">
            <text:p>-44.49164</text:p>
          </table:table-cell>
          <table:table-cell office:value-type="float" office:value="201.51656" calcext:value-type="float">
            <text:p>201.51656</text:p>
          </table:table-cell>
        </table:table-row>
        <table:table-row table:style-name="ro1">
          <table:table-cell office:value-type="string" calcext:value-type="string">
            <text:p>2013/10/16</text:p>
          </table:table-cell>
          <table:table-cell office:value-type="float" office:value="-47.65904" calcext:value-type="float">
            <text:p>-47.65904</text:p>
          </table:table-cell>
          <table:table-cell office:value-type="float" office:value="198.34916" calcext:value-type="float">
            <text:p>198.34916</text:p>
          </table:table-cell>
        </table:table-row>
        <table:table-row table:style-name="ro1">
          <table:table-cell office:value-type="string" calcext:value-type="string">
            <text:p>2013/10/17</text:p>
          </table:table-cell>
          <table:table-cell office:value-type="float" office:value="-50.82668" calcext:value-type="float">
            <text:p>-50.82668</text:p>
          </table:table-cell>
          <table:table-cell office:value-type="float" office:value="195.18152" calcext:value-type="float">
            <text:p>195.18152</text:p>
          </table:table-cell>
        </table:table-row>
        <table:table-row table:style-name="ro1">
          <table:table-cell office:value-type="string" calcext:value-type="string">
            <text:p>2013/10/18</text:p>
          </table:table-cell>
          <table:table-cell office:value-type="float" office:value="-53.99428" calcext:value-type="float">
            <text:p>-53.99428</text:p>
          </table:table-cell>
          <table:table-cell office:value-type="float" office:value="192.01392" calcext:value-type="float">
            <text:p>192.01392</text:p>
          </table:table-cell>
        </table:table-row>
        <table:table-row table:style-name="ro1">
          <table:table-cell office:value-type="string" calcext:value-type="string">
            <text:p>2013/10/21</text:p>
          </table:table-cell>
          <table:table-cell office:value-type="float" office:value="-57.16314" calcext:value-type="float">
            <text:p>-57.16314</text:p>
          </table:table-cell>
          <table:table-cell office:value-type="float" office:value="188.84506" calcext:value-type="float">
            <text:p>188.84506</text:p>
          </table:table-cell>
        </table:table-row>
        <table:table-row table:style-name="ro1">
          <table:table-cell office:value-type="string" calcext:value-type="string">
            <text:p>2013/10/22</text:p>
          </table:table-cell>
          <table:table-cell office:value-type="float" office:value="-60.33064" calcext:value-type="float">
            <text:p>-60.33064</text:p>
          </table:table-cell>
          <table:table-cell office:value-type="float" office:value="185.67756" calcext:value-type="float">
            <text:p>185.67756</text:p>
          </table:table-cell>
        </table:table-row>
        <table:table-row table:style-name="ro1">
          <table:table-cell office:value-type="string" calcext:value-type="string">
            <text:p>2013/10/23</text:p>
          </table:table-cell>
          <table:table-cell office:value-type="float" office:value="-63.49932" calcext:value-type="float">
            <text:p>-63.49932</text:p>
          </table:table-cell>
          <table:table-cell office:value-type="float" office:value="182.50888" calcext:value-type="float">
            <text:p>182.50888</text:p>
          </table:table-cell>
        </table:table-row>
        <table:table-row table:style-name="ro1">
          <table:table-cell office:value-type="string" calcext:value-type="string">
            <text:p>2013/10/24</text:p>
          </table:table-cell>
          <table:table-cell office:value-type="float" office:value="-66.66624" calcext:value-type="float">
            <text:p>-66.66624</text:p>
          </table:table-cell>
          <table:table-cell office:value-type="float" office:value="179.34196" calcext:value-type="float">
            <text:p>179.34196</text:p>
          </table:table-cell>
        </table:table-row>
        <table:table-row table:style-name="ro1">
          <table:table-cell office:value-type="string" calcext:value-type="string">
            <text:p>2013/10/25</text:p>
          </table:table-cell>
          <table:table-cell office:value-type="float" office:value="-69.83334" calcext:value-type="float">
            <text:p>-69.83334</text:p>
          </table:table-cell>
          <table:table-cell office:value-type="float" office:value="176.17486" calcext:value-type="float">
            <text:p>176.17486</text:p>
          </table:table-cell>
        </table:table-row>
        <table:table-row table:style-name="ro1">
          <table:table-cell office:value-type="string" calcext:value-type="string">
            <text:p>2013/10/28</text:p>
          </table:table-cell>
          <table:table-cell office:value-type="float" office:value="8.99866" calcext:value-type="float">
            <text:p>8.99866</text:p>
          </table:table-cell>
          <table:table-cell office:value-type="float" office:value="255.00686" calcext:value-type="float">
            <text:p>255.00686</text:p>
          </table:table-cell>
        </table:table-row>
        <table:table-row table:style-name="ro1">
          <table:table-cell office:value-type="string" calcext:value-type="string">
            <text:p>2013/10/29</text:p>
          </table:table-cell>
          <table:table-cell office:value-type="float" office:value="5.83146" calcext:value-type="float">
            <text:p>5.83146</text:p>
          </table:table-cell>
          <table:table-cell office:value-type="float" office:value="251.83966" calcext:value-type="float">
            <text:p>251.83966</text:p>
          </table:table-cell>
        </table:table-row>
        <table:table-row table:style-name="ro1">
          <table:table-cell office:value-type="string" calcext:value-type="string">
            <text:p>2013/11/8</text:p>
          </table:table-cell>
          <table:table-cell office:value-type="float" office:value="2.66682" calcext:value-type="float">
            <text:p>2.66682</text:p>
          </table:table-cell>
          <table:table-cell office:value-type="float" office:value="248.67502" calcext:value-type="float">
            <text:p>248.67502</text:p>
          </table:table-cell>
        </table:table-row>
        <table:table-row table:style-name="ro1">
          <table:table-cell office:value-type="string" calcext:value-type="string">
            <text:p>2013/11/11</text:p>
          </table:table-cell>
          <table:table-cell office:value-type="float" office:value="-0.49774" calcext:value-type="float">
            <text:p>-0.49774</text:p>
          </table:table-cell>
          <table:table-cell office:value-type="float" office:value="245.51046" calcext:value-type="float">
            <text:p>245.51046</text:p>
          </table:table-cell>
        </table:table-row>
        <table:table-row table:style-name="ro1">
          <table:table-cell office:value-type="string" calcext:value-type="string">
            <text:p>2013/11/14</text:p>
          </table:table-cell>
          <table:table-cell office:value-type="float" office:value="-3.66064" calcext:value-type="float">
            <text:p>-3.66064</text:p>
          </table:table-cell>
          <table:table-cell office:value-type="float" office:value="242.34756" calcext:value-type="float">
            <text:p>242.34756</text:p>
          </table:table-cell>
        </table:table-row>
        <table:table-row table:style-name="ro1">
          <table:table-cell office:value-type="string" calcext:value-type="string">
            <text:p>2013/11/15</text:p>
          </table:table-cell>
          <table:table-cell office:value-type="float" office:value="-6.82414" calcext:value-type="float">
            <text:p>-6.82414</text:p>
          </table:table-cell>
          <table:table-cell office:value-type="float" office:value="239.18406" calcext:value-type="float">
            <text:p>239.18406</text:p>
          </table:table-cell>
        </table:table-row>
        <table:table-row table:style-name="ro1">
          <table:table-cell office:value-type="string" calcext:value-type="string">
            <text:p>2013/11/18</text:p>
          </table:table-cell>
          <table:table-cell office:value-type="float" office:value="-9.98798" calcext:value-type="float">
            <text:p>-9.98798</text:p>
          </table:table-cell>
          <table:table-cell office:value-type="float" office:value="236.02022" calcext:value-type="float">
            <text:p>236.02022</text:p>
          </table:table-cell>
        </table:table-row>
        <table:table-row table:style-name="ro1">
          <table:table-cell office:value-type="string" calcext:value-type="string">
            <text:p>2013/11/19</text:p>
          </table:table-cell>
          <table:table-cell office:value-type="float" office:value="-13.15242" calcext:value-type="float">
            <text:p>-13.15242</text:p>
          </table:table-cell>
          <table:table-cell office:value-type="float" office:value="232.85578" calcext:value-type="float">
            <text:p>232.85578</text:p>
          </table:table-cell>
        </table:table-row>
        <table:table-row table:style-name="ro1">
          <table:table-cell office:value-type="string" calcext:value-type="string">
            <text:p>2013/11/20</text:p>
          </table:table-cell>
          <table:table-cell office:value-type="float" office:value="-16.31698" calcext:value-type="float">
            <text:p>-16.31698</text:p>
          </table:table-cell>
          <table:table-cell office:value-type="float" office:value="229.69122" calcext:value-type="float">
            <text:p>229.69122</text:p>
          </table:table-cell>
        </table:table-row>
        <table:table-row table:style-name="ro1">
          <table:table-cell office:value-type="string" calcext:value-type="string">
            <text:p>2013/11/21</text:p>
          </table:table-cell>
          <table:table-cell office:value-type="float" office:value="-19.48026" calcext:value-type="float">
            <text:p>-19.48026</text:p>
          </table:table-cell>
          <table:table-cell office:value-type="float" office:value="226.52794" calcext:value-type="float">
            <text:p>226.52794</text:p>
          </table:table-cell>
        </table:table-row>
        <table:table-row table:style-name="ro1">
          <table:table-cell office:value-type="string" calcext:value-type="string">
            <text:p>2013/12/3</text:p>
          </table:table-cell>
          <table:table-cell office:value-type="float" office:value="-22.64806" calcext:value-type="float">
            <text:p>-22.64806</text:p>
          </table:table-cell>
          <table:table-cell office:value-type="float" office:value="223.36014" calcext:value-type="float">
            <text:p>223.36014</text:p>
          </table:table-cell>
        </table:table-row>
        <table:table-row table:style-name="ro1">
          <table:table-cell office:value-type="string" calcext:value-type="string">
            <text:p>2013/12/4</text:p>
          </table:table-cell>
          <table:table-cell office:value-type="float" office:value="-25.81552" calcext:value-type="float">
            <text:p>-25.81552</text:p>
          </table:table-cell>
          <table:table-cell office:value-type="float" office:value="220.19268" calcext:value-type="float">
            <text:p>220.19268</text:p>
          </table:table-cell>
        </table:table-row>
        <table:table-row table:style-name="ro1">
          <table:table-cell office:value-type="string" calcext:value-type="string">
            <text:p>2013/12/5</text:p>
          </table:table-cell>
          <table:table-cell office:value-type="float" office:value="-28.98394" calcext:value-type="float">
            <text:p>-28.98394</text:p>
          </table:table-cell>
          <table:table-cell office:value-type="float" office:value="217.02426" calcext:value-type="float">
            <text:p>217.02426</text:p>
          </table:table-cell>
        </table:table-row>
        <table:table-row table:style-name="ro1">
          <table:table-cell office:value-type="string" calcext:value-type="string">
            <text:p>2013/12/10</text:p>
          </table:table-cell>
          <table:table-cell office:value-type="float" office:value="-32.1526" calcext:value-type="float">
            <text:p>-32.1526</text:p>
          </table:table-cell>
          <table:table-cell office:value-type="float" office:value="213.8556" calcext:value-type="float">
            <text:p>213.8556</text:p>
          </table:table-cell>
        </table:table-row>
        <table:table-row table:style-name="ro1">
          <table:table-cell office:value-type="string" calcext:value-type="string">
            <text:p>2013/12/11</text:p>
          </table:table-cell>
          <table:table-cell office:value-type="float" office:value="-35.3218" calcext:value-type="float">
            <text:p>-35.3218</text:p>
          </table:table-cell>
          <table:table-cell office:value-type="float" office:value="210.6864" calcext:value-type="float">
            <text:p>210.6864</text:p>
          </table:table-cell>
        </table:table-row>
        <table:table-row table:style-name="ro1">
          <table:table-cell office:value-type="string" calcext:value-type="string">
            <text:p>2013/12/12</text:p>
          </table:table-cell>
          <table:table-cell office:value-type="float" office:value="-38.48964" calcext:value-type="float">
            <text:p>-38.48964</text:p>
          </table:table-cell>
          <table:table-cell office:value-type="float" office:value="207.51856" calcext:value-type="float">
            <text:p>207.51856</text:p>
          </table:table-cell>
        </table:table-row>
        <table:table-row table:style-name="ro1">
          <table:table-cell office:value-type="string" calcext:value-type="string">
            <text:p>2013/12/13</text:p>
          </table:table-cell>
          <table:table-cell office:value-type="float" office:value="-41.65678" calcext:value-type="float">
            <text:p>-41.65678</text:p>
          </table:table-cell>
          <table:table-cell office:value-type="float" office:value="204.35142" calcext:value-type="float">
            <text:p>204.35142</text:p>
          </table:table-cell>
        </table:table-row>
        <table:table-row table:style-name="ro1">
          <table:table-cell office:value-type="string" calcext:value-type="string">
            <text:p>2013/12/16</text:p>
          </table:table-cell>
          <table:table-cell office:value-type="float" office:value="-44.82424" calcext:value-type="float">
            <text:p>-44.82424</text:p>
          </table:table-cell>
          <table:table-cell office:value-type="float" office:value="201.18396" calcext:value-type="float">
            <text:p>201.18396</text:p>
          </table:table-cell>
        </table:table-row>
        <table:table-row table:style-name="ro1">
          <table:table-cell office:value-type="string" calcext:value-type="string">
            <text:p>2013/12/17</text:p>
          </table:table-cell>
          <table:table-cell office:value-type="float" office:value="-47.99186" calcext:value-type="float">
            <text:p>-47.99186</text:p>
          </table:table-cell>
          <table:table-cell office:value-type="float" office:value="198.01634" calcext:value-type="float">
            <text:p>198.01634</text:p>
          </table:table-cell>
        </table:table-row>
        <table:table-row table:style-name="ro1">
          <table:table-cell office:value-type="string" calcext:value-type="string">
            <text:p>2013/12/18</text:p>
          </table:table-cell>
          <table:table-cell office:value-type="float" office:value="-51.15942" calcext:value-type="float">
            <text:p>-51.15942</text:p>
          </table:table-cell>
          <table:table-cell office:value-type="float" office:value="194.84878" calcext:value-type="float">
            <text:p>194.84878</text:p>
          </table:table-cell>
        </table:table-row>
        <table:table-row table:style-name="ro1">
          <table:table-cell office:value-type="string" calcext:value-type="string">
            <text:p>2013/12/19</text:p>
          </table:table-cell>
          <table:table-cell office:value-type="float" office:value="-54.3273" calcext:value-type="float">
            <text:p>-54.3273</text:p>
          </table:table-cell>
          <table:table-cell office:value-type="float" office:value="191.6809" calcext:value-type="float">
            <text:p>191.6809</text:p>
          </table:table-cell>
        </table:table-row>
        <table:table-row table:style-name="ro1">
          <table:table-cell office:value-type="string" calcext:value-type="string">
            <text:p>2013/12/20</text:p>
          </table:table-cell>
          <table:table-cell office:value-type="float" office:value="-57.49516" calcext:value-type="float">
            <text:p>-57.49516</text:p>
          </table:table-cell>
          <table:table-cell office:value-type="float" office:value="188.51304" calcext:value-type="float">
            <text:p>188.51304</text:p>
          </table:table-cell>
        </table:table-row>
        <table:table-row table:style-name="ro1">
          <table:table-cell office:value-type="string" calcext:value-type="string">
            <text:p>2013/12/27</text:p>
          </table:table-cell>
          <table:table-cell office:value-type="float" office:value="-60.66512" calcext:value-type="float">
            <text:p>-60.66512</text:p>
          </table:table-cell>
          <table:table-cell office:value-type="float" office:value="185.34308" calcext:value-type="float">
            <text:p>185.34308</text:p>
          </table:table-cell>
        </table:table-row>
        <table:table-row table:style-name="ro1">
          <table:table-cell office:value-type="string" calcext:value-type="string">
            <text:p>2013/12/31</text:p>
          </table:table-cell>
          <table:table-cell office:value-type="float" office:value="-63.83816" calcext:value-type="float">
            <text:p>-63.83816</text:p>
          </table:table-cell>
          <table:table-cell office:value-type="float" office:value="182.17004" calcext:value-type="float">
            <text:p>182.17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0:32:37.185693046</dc:date>
    <meta:editing-duration>PT1M19S</meta:editing-duration>
    <meta:editing-cycles>1</meta:editing-cycles>
    <meta:document-statistic meta:table-count="1" meta:cell-count="411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37" chart:data-source-has-labels="row" svg:x="0.32cm" svg:y="0.18cm" svg:width="13.361cm" svg:height="8.64cm">
          <chartooo:coordinate-region svg:x="1.232cm" svg:y="0.379cm" svg:width="12.44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37" chart:label-cell-address="option_roi_result.B1:option_roi_result.B1" chart:class="chart:bar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5596">
                <text:p>-3.15596</text:p>
                <draw:g>
                  <svg:desc>option_roi_result.B2:option_roi_result.B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1078">
                <text:p>-6.31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6538">
                <text:p>-9.46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62066">
                <text:p>-12.6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7788">
                <text:p>-15.77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93384">
                <text:p>-18.9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8764">
                <text:p>-22.08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24084">
                <text:p>-25.24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9328">
                <text:p>-28.39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5485">
                <text:p>-31.5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70538">
                <text:p>-34.70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86164">
                <text:p>-37.86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01878">
                <text:p>-41.01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1763">
                <text:p>-44.1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33466">
                <text:p>-47.33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49444">
                <text:p>-50.49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3.65318">
                <text:p>-53.65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6.81262">
                <text:p>-56.81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.97236">
                <text:p>-59.97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87054">
                <text:p>18.87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1324">
                <text:p>15.71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53">
                <text:p>12.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9296">
                <text:p>9.39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3354">
                <text:p>6.23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7644">
                <text:p>3.07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92">
                <text:p>-0.0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2353">
                <text:p>-3.2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9094">
                <text:p>-6.39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54774">
                <text:p>-9.54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7046">
                <text:p>-12.7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85982">
                <text:p>-15.85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01406">
                <text:p>-19.01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16978">
                <text:p>-22.16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5.32866">
                <text:p>-25.32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.48822">
                <text:p>-28.48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64952">
                <text:p>-31.64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4976">
                <text:p>3.34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702">
                <text:p>0.18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97702">
                <text:p>-2.97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4066">
                <text:p>-6.14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30672">
                <text:p>-9.30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.47298">
                <text:p>-12.47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63862">
                <text:p>-15.63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80464">
                <text:p>-18.80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97278">
                <text:p>-21.97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.13956">
                <text:p>-25.13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8.29542">
                <text:p>-28.29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1.44746">
                <text:p>-31.44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4.60006">
                <text:p>-34.6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7.75228">
                <text:p>-37.75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0.90524">
                <text:p>-40.90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4.0599">
                <text:p>-44.0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.2163">
                <text:p>-47.2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0.37954">
                <text:p>-50.37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3.54274">
                <text:p>-53.54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6.70396">
                <text:p>-56.70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9.8634">
                <text:p>-59.8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0248">
                <text:p>-63.02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6.1876">
                <text:p>-66.1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9.34982">
                <text:p>-69.34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2.51142">
                <text:p>-72.51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32578">
                <text:p>6.325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6484">
                <text:p>3.16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91999999998">
                <text:p>0.0029199999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15856">
                <text:p>-3.15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31978">
                <text:p>-6.319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47806">
                <text:p>-9.47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6356">
                <text:p>-12.6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.79252">
                <text:p>-15.79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.94944">
                <text:p>-18.94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2.10728">
                <text:p>-22.107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5.26642">
                <text:p>-25.266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.42332">
                <text:p>-28.42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1.57954">
                <text:p>-31.57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4.73706">
                <text:p>-34.737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7.89402">
                <text:p>-37.894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1.04918">
                <text:p>-41.04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4.2097">
                <text:p>-44.2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7.37148">
                <text:p>-47.37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0.53402">
                <text:p>-50.534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3.69698">
                <text:p>-53.69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6.86072">
                <text:p>-56.86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0.02466">
                <text:p>-60.024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18844">
                <text:p>-63.18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6.35244">
                <text:p>-66.35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9.51596">
                <text:p>-69.51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2.68028">
                <text:p>-72.68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5.84466">
                <text:p>-75.84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9.00972">
                <text:p>-79.00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2.17478">
                <text:p>-82.17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5.33982">
                <text:p>-85.339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8.50418">
                <text:p>-88.504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1.66794">
                <text:p>-91.66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4.83018">
                <text:p>-94.83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7.9932">
                <text:p>-97.99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1.15686">
                <text:p>-101.15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2.3219">
                <text:p>-22.32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5.489">
                <text:p>-25.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8.6563">
                <text:p>-28.6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1.82238">
                <text:p>-31.822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4.98882">
                <text:p>-34.988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8.15756">
                <text:p>-38.157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1.32442">
                <text:p>-41.324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4.49164">
                <text:p>-44.49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7.65904">
                <text:p>-47.659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0.82668">
                <text:p>-50.826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3.99428">
                <text:p>-53.994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7.16314">
                <text:p>-57.16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0.33064">
                <text:p>-60.33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3.49932">
                <text:p>-63.499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66624">
                <text:p>-66.666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.83334">
                <text:p>-69.833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99866">
                <text:p>8.99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3146">
                <text:p>5.83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6682">
                <text:p>2.6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9774">
                <text:p>-0.497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66064">
                <text:p>-3.660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82414">
                <text:p>-6.824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98798">
                <text:p>-9.98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.15242">
                <text:p>-13.152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.31698">
                <text:p>-16.316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9.48026">
                <text:p>-19.480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2.64806">
                <text:p>-22.64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5.81552">
                <text:p>-25.81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8.98394">
                <text:p>-28.983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2.1526">
                <text:p>-32.1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5.3218">
                <text:p>-35.32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8.48964">
                <text:p>-38.489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1.65678">
                <text:p>-41.65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4.82424">
                <text:p>-44.824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7.99186">
                <text:p>-47.99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1.15942">
                <text:p>-51.159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54.3273">
                <text:p>-54.32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7.49516">
                <text:p>-57.495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0.66512">
                <text:p>-60.66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3.83816">
                <text:p>-63.83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137" chart:data-source-has-labels="row" svg:x="0.32cm" svg:y="0.18cm" svg:width="13.414cm" svg:height="8.64cm">
          <chartooo:coordinate-region svg:x="1.232cm" svg:y="0.306cm" svg:width="12.50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37" chart:label-cell-address="option_roi_result.C1:option_roi_result.C1" chart:class="chart:bar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5596">
                <text:p>-3.15596</text:p>
                <draw:g>
                  <svg:desc>option_roi_result.C2:option_roi_result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1078">
                <text:p>-6.31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6538">
                <text:p>-9.46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62066">
                <text:p>-12.6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7788">
                <text:p>-15.77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93384">
                <text:p>-18.9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8764">
                <text:p>-22.08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24084">
                <text:p>-25.24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9328">
                <text:p>-28.39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5485">
                <text:p>-31.5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70538">
                <text:p>-34.70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86164">
                <text:p>-37.86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01878">
                <text:p>-41.01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1763">
                <text:p>-44.1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33466">
                <text:p>-47.33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49444">
                <text:p>-50.49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3.65318">
                <text:p>-53.65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6.81262">
                <text:p>-56.81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.97236">
                <text:p>-59.97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87054">
                <text:p>18.87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1324">
                <text:p>15.71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53">
                <text:p>12.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9296">
                <text:p>9.39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3354">
                <text:p>6.23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7644">
                <text:p>3.07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92">
                <text:p>-0.0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2353">
                <text:p>-3.2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9094">
                <text:p>-6.39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54774">
                <text:p>-9.54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7046">
                <text:p>-12.7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85982">
                <text:p>-15.85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01406">
                <text:p>-19.01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16978">
                <text:p>-22.16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5.32866">
                <text:p>-25.32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.48822">
                <text:p>-28.48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64952">
                <text:p>-31.64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4976">
                <text:p>3.34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702">
                <text:p>0.18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97702">
                <text:p>-2.97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4066">
                <text:p>-6.14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30672">
                <text:p>-9.30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52866">
                <text:p>69.52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36302">
                <text:p>66.36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.197">
                <text:p>63.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02886">
                <text:p>60.02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86372">
                <text:p>138.863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.70786">
                <text:p>135.70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2.55582">
                <text:p>132.55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9.40322">
                <text:p>129.40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.251">
                <text:p>126.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09804">
                <text:p>123.098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.94338">
                <text:p>119.94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6.78698">
                <text:p>116.78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3.62374">
                <text:p>113.623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.46054">
                <text:p>110.46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9.30096">
                <text:p>189.30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.14152">
                <text:p>186.14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.98012">
                <text:p>182.98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.81732">
                <text:p>179.81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6.6551">
                <text:p>176.65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.4935">
                <text:p>173.4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0.33234">
                <text:p>170.33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.1714">
                <text:p>167.1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.00948">
                <text:p>164.00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0.848">
                <text:p>160.8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.68842">
                <text:p>239.688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6.53014">
                <text:p>236.53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3.3726">
                <text:p>233.3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0.21568">
                <text:p>230.21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7.05876">
                <text:p>227.05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3.90092">
                <text:p>223.90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0.74178">
                <text:p>220.74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58488">
                <text:p>217.58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4.42866">
                <text:p>214.42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1.27114">
                <text:p>211.27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.11418">
                <text:p>208.11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.95902">
                <text:p>204.95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.7985">
                <text:p>201.7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.63672">
                <text:p>198.63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.47418">
                <text:p>195.474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2.31122">
                <text:p>192.31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9.14748">
                <text:p>189.14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5.98354">
                <text:p>185.98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2.81976">
                <text:p>182.81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9.65576">
                <text:p>179.655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6.49224">
                <text:p>176.49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.32792">
                <text:p>173.32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.16354">
                <text:p>170.16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6.99848">
                <text:p>166.998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.83342">
                <text:p>163.83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0.66838">
                <text:p>160.668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.50402">
                <text:p>157.504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.34026">
                <text:p>154.34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.17802">
                <text:p>151.17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.015">
                <text:p>148.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.85134">
                <text:p>144.85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3.6863">
                <text:p>223.6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0.5192">
                <text:p>220.5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.3519">
                <text:p>217.3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.18582">
                <text:p>214.185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1.01938">
                <text:p>211.019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.85064">
                <text:p>207.85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.68378">
                <text:p>204.68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1.51656">
                <text:p>201.51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.34916">
                <text:p>198.349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.18152">
                <text:p>195.181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2.01392">
                <text:p>192.01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8.84506">
                <text:p>188.845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.67756">
                <text:p>185.677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2.50888">
                <text:p>182.50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9.34196">
                <text:p>179.34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6.17486">
                <text:p>176.17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.00686">
                <text:p>255.006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1.83966">
                <text:p>251.839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8.67502">
                <text:p>248.67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5.51046">
                <text:p>245.510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2.34756">
                <text:p>242.347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9.18406">
                <text:p>239.18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.02022">
                <text:p>236.02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2.85578">
                <text:p>232.855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.69122">
                <text:p>229.69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6.52794">
                <text:p>226.527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3.36014">
                <text:p>223.36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0.19268">
                <text:p>220.19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7.02426">
                <text:p>217.02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3.8556">
                <text:p>213.85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0.6864">
                <text:p>210.68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7.51856">
                <text:p>207.51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4.35142">
                <text:p>204.35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.18396">
                <text:p>201.183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8.01634">
                <text:p>198.016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4.84878">
                <text:p>194.848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1.6809">
                <text:p>191.68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8.51304">
                <text:p>188.51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5.34308">
                <text:p>185.343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17004">
                <text:p>182.17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